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f7b6" officeooo:paragraph-rsid="000ef7b6"/>
    </style:style>
    <style:style style:name="P2" style:family="paragraph" style:parent-style-name="Standard">
      <style:text-properties fo:font-size="13pt" fo:font-weight="bold" officeooo:rsid="000ef7b6" officeooo:paragraph-rsid="000ef7b6" style:font-size-asian="13pt" style:font-weight-asian="bold" style:font-size-complex="13pt" style:font-weight-complex="bold"/>
    </style:style>
    <style:style style:name="P3" style:family="paragraph" style:parent-style-name="Standard">
      <style:text-properties fo:font-size="13pt" fo:font-style="italic" fo:font-weight="bold" officeooo:rsid="000ef7b6" officeooo:paragraph-rsid="000ef7b6" style:font-size-asian="11.3500003814697pt" style:font-style-asian="italic" style:font-weight-asian="bold" style:font-size-complex="13pt" style:font-style-complex="italic" style:font-weight-complex="bold"/>
    </style:style>
    <style:style style:name="P4"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ef7b6" officeooo:paragraph-rsid="000ef7b6" style:font-size-asian="14pt" style:font-style-asian="italic" style:font-weight-asian="bold" style:font-size-complex="14pt" style:font-style-complex="italic" style:font-weight-complex="bold"/>
    </style:style>
    <style:style style:name="T1" style:family="text">
      <style:text-properties fo:font-style="italic" style:font-style-asian="italic" style:font-style-complex="italic"/>
    </style:style>
    <style:style style:name="T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1070a9"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11f849" style:font-size-asian="10.5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latório Técnico</text:p>
      <text:p text:style-name="P2"><text:span text:style-name="T1">Contexto do projeto</text:span></text:p>
      <text:p text:style-name="P1"><text:tab/>Nosso trabalho tem como tema planejamento de rotina. Após uma breve discussão, foi identificado um problema em comum entre os membros do grupo: a dificuldade de se organizar na autoescola. Então, visando ajudar os alunos de autoescolas, criamos uma ideia de um aplicativo, que visa, através dos dados do usuário, criar uma tabela que servirá de norte para seus estudos, apontando o que ele deve priorizar, as aulas que ainda faltam e as que ele já viu.</text:p>
      <text:p text:style-name="P3">Especificação do projeto</text:p>
      <text:p text:style-name="P3"><text:tab/><text:span text:style-name="T2">Fizemos uma série de entrevistas a fim de saber mais sobre os possíveis usuários do nosso aplicativo. As perguntas nos deram uma base para como devemos guiar a produção desse aplicativo da melhor forma possível. A maioria dos entrevistados acharam a ideia muito útil e funcional. </text:span></text:p>
      <text:p text:style-name="P3"><text:span text:style-name="T2"><text:tab/>Além disso, pensamos requisitos funcionais que o projeto deverá ter, como login de acesso, marcação de consentimento e um questionário para podermos entender melhor o objetivo de nossos clientes, personalizando a tabela do melhor jeito possível para eles.</text:span></text:p>
      <text:p text:style-name="P3">Projeto de Interface</text:p>
      <text:p text:style-name="P3">Metodologia</text:p>
      <text:p text:style-name="P3"><text:tab/><text:span text:style-name="T3">Nós estamos fazendo a maior parte do trabalho em conjunto, sem muita divisão de tarefas. Mas, como são quatro atividades desse Sprint 1, resolvemos que algumas pessoas vão focar mais em cada parte, para conseguirmos um melhor desempenho e organização. </text:span><text:span text:style-name="T4">E, para ajudar nesse processo, utilizamos a estratégia do quadro de tarefas Kanban. A </text:span><text:span text:style-name="T3">Marina Cabalzar ficou responsável pelo Relatório Técnico, <text:s/></text:span><text:span text:style-name="T4">o </text:span><text:span text:style-name="T3">Bernardo Sousa pelo Processo de Design Thinking e o Rafael Espana ajudou na parte da Apresentação e completar o Repositório no GitHub. Mesmo com as tarefas divididas, todos participaram juntamente para a realização e finalização do produto final.</text:span></text:p>
      <text:p text:style-name="P3">Referências Bibliográficas</text:p>
      <text:p text:style-name="P1"><text:a xlink:type="simple" xlink:href="https://www.bancopan.com.br/blog/publicacoes/auto-escola.htm" text:style-name="Internet_20_link" text:visited-style-name="Visited_20_Internet_20_Link">https://www.bancopan.com.br/blog/publicacoes/auto-escola.htm</text:a></text:p>
      <text:p text:style-name="P1"><text:a xlink:type="simple" xlink:href="https://visuresolutions.com/pt/blog/functional-requirements/" text:style-name="Internet_20_link" text:visited-style-name="Visited_20_Internet_20_Link">https://visuresolutions.com/pt/blog/functional-requirements/</text:a></text:p>
      <text:p text:style-name="P1"><text:a xlink:type="simple" xlink:href="https://asana.com/pt/uses/kanban-boards?gclid=Cj0KCQjwlumhBhClARIsABO6p-xWvej1BrfdqdnJ0SWV8-1KeCM0M_6s_PIF73l1bOffxjBLFOxqw1AaAt4qEALw_wcB&amp;gclsrc=aw.ds" text:style-name="Internet_20_link" text:visited-style-name="Visited_20_Internet_20_Link">https://asana.com/pt/uses/kanban-boards?gclid=Cj0KCQjwlumhBhClARIsABO6p-xWvej1BrfdqdnJ0SWV8-1KeCM0M_6s_PIF73l1bOffxjBLFOxqw1AaAt4qEALw_wcB&amp;gclsrc=aw.ds</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4-14T17:20:54.295000000</meta:creation-date>
    <dc:date>2023-04-15T11:44:52.515000000</dc:date>
    <meta:editing-duration>PT5M8S</meta:editing-duration>
    <meta:editing-cycles>1</meta:editing-cycles>
    <meta:document-statistic meta:table-count="0" meta:image-count="0" meta:object-count="0" meta:page-count="1" meta:paragraph-count="13" meta:word-count="278" meta:character-count="2024" meta:non-whitespace-character-count="1753"/>
    <meta:generator>LibreOffice/6.2.2.2$Windows_X86_64 LibreOffice_project/2b840030fec2aae0fd2658d8d4f9548af4e3518d</meta:generator>
  </office:meta>
</office:document-meta>
</file>